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<text:s/>Fx</text:p>
          </table:table-cell>
          <table:table-cell office:value-type="string">
            <text:p><text:s/>Fy</text:p>
          </table:table-cell>
          <table:table-cell office:value-type="string">
            <text:p><text:s/>M</text:p>
          </table:table-cell>
          <table:table-cell office:value-type="string">
            <text:p><text:s/>N</text:p>
          </table:table-cell>
          <table:table-cell office:value-type="string">
            <text:p><text:s/>T</text:p>
          </table:table-cell>
          <table:table-cell office:value-type="string">
            <text:p><text:s/>a</text:p>
          </table:table-cell>
          <table:table-cell office:value-type="string">
            <text:p><text:s/>b</text:p>
          </table:table-cell>
          <table:table-cell office:value-type="string">
            <text:p><text:s/>c</text:p>
          </table:table-cell>
          <table:table-cell office:value-type="string">
            <text:p><text:s/>h</text:p>
          </table:table-cell>
          <table:table-cell office:value-type="string">
            <text:p><text:s/>sigma_section</text:p>
          </table:table-cell>
          <table:table-cell office:value-type="string">
            <text:p><text:s/>von_mises</text:p>
          </table:table-cell>
          <table:table-cell office:value-type="string">
            <text:p><text:s/>y</text:p>
          </table:table-cell>
          <table:table-cell office:value-type="string">
            <text:p>x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-15.8519000011">
            <text:p>-15.8519000011</text:p>
          </table:table-cell>
          <table:table-cell office:value-type="float" office:value="-194.354617301">
            <text:p>-194.354617301</text:p>
          </table:table-cell>
          <table:table-cell office:value-type="float" office:value="0.0015">
            <text:p>0.0015</text:p>
          </table:table-cell>
          <table:table-cell office:value-type="float" office:value="0.00899999986265">
            <text:p>0.00899999986265</text:p>
          </table:table-cell>
          <table:table-cell office:value-type="float" office:value="0.0015">
            <text:p>0.0015</text:p>
          </table:table-cell>
          <table:table-cell office:value-type="float" office:value="0.00900000002604">
            <text:p>0.00900000002604</text:p>
          </table:table-cell>
          <table:table-cell office:value-type="float" office:value="149999999.15">
            <text:p>149999999.15</text:p>
          </table:table-cell>
          <table:table-cell office:value-type="float" office:value="9350890.98165">
            <text:p>9350890.981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.7763568394e-15">
            <text:p>1.7763568394e-15</text:p>
          </table:table-cell>
          <table:table-cell office:value-type="float" office:value="-105">
            <text:p>-105</text:p>
          </table:table-cell>
          <table:table-cell office:value-type="float" office:value="-34.125">
            <text:p>-34.125</text:p>
          </table:table-cell>
          <table:table-cell office:value-type="float" office:value="51.495070193">
            <text:p>51.495070193</text:p>
          </table:table-cell>
          <table:table-cell office:value-type="float" office:value="91.5055066421">
            <text:p>91.5055066421</text:p>
          </table:table-cell>
          <table:table-cell office:value-type="float" office:value="0.0015">
            <text:p>0.0015</text:p>
          </table:table-cell>
          <table:table-cell office:value-type="float" office:value="0.00900000007138">
            <text:p>0.00900000007138</text:p>
          </table:table-cell>
          <table:table-cell office:value-type="float" office:value="0.0015">
            <text:p>0.0015</text:p>
          </table:table-cell>
          <table:table-cell office:value-type="float" office:value="0.0138147097087">
            <text:p>0.0138147097087</text:p>
          </table:table-cell>
          <table:table-cell office:value-type="float" office:value="149999999.214">
            <text:p>149999999.214</text:p>
          </table:table-cell>
          <table:table-cell office:value-type="float" office:value="3666927.70217">
            <text:p>3666927.70217</text:p>
          </table:table-cell>
          <table:table-cell office:value-type="float" office:value="0.0142733038129">
            <text:p>0.0142733038129</text:p>
          </table:table-cell>
          <table:table-cell office:value-type="float" office:value="-0.175">
            <text:p>-0.1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-24.9744493871">
            <text:p>-24.9744493871</text:p>
          </table:table-cell>
          <table:table-cell office:value-type="float" office:value="52.1611220627">
            <text:p>52.1611220627</text:p>
          </table:table-cell>
          <table:table-cell office:value-type="float" office:value="91.1274785405">
            <text:p>91.1274785405</text:p>
          </table:table-cell>
          <table:table-cell office:value-type="float" office:value="0.0015">
            <text:p>0.0015</text:p>
          </table:table-cell>
          <table:table-cell office:value-type="float" office:value="0.00900000008383">
            <text:p>0.00900000008383</text:p>
          </table:table-cell>
          <table:table-cell office:value-type="float" office:value="0.0015">
            <text:p>0.0015</text:p>
          </table:table-cell>
          <table:table-cell office:value-type="float" office:value="0.0102762713483">
            <text:p>0.0102762713483</text:p>
          </table:table-cell>
          <table:table-cell office:value-type="float" office:value="108726128.455">
            <text:p>108726128.455</text:p>
          </table:table-cell>
          <table:table-cell office:value-type="float" office:value="4162993.28268">
            <text:p>4162993.28268</text:p>
          </table:table-cell>
          <table:table-cell office:value-type="float" office:value="0.0633162275312">
            <text:p>0.0633162275312</text:p>
          </table:table-cell>
          <table:table-cell office:value-type="float" office:value="-0.262148101075">
            <text:p>-0.2621481010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-15.8617013924">
            <text:p>-15.8617013924</text:p>
          </table:table-cell>
          <table:table-cell office:value-type="float" office:value="4.864790113">
            <text:p>4.864790113</text:p>
          </table:table-cell>
          <table:table-cell office:value-type="float" office:value="104.887243348">
            <text:p>104.887243348</text:p>
          </table:table-cell>
          <table:table-cell office:value-type="float" office:value="0.0015">
            <text:p>0.0015</text:p>
          </table:table-cell>
          <table:table-cell office:value-type="float" office:value="0.00900000002786">
            <text:p>0.00900000002786</text:p>
          </table:table-cell>
          <table:table-cell office:value-type="float" office:value="0.0015">
            <text:p>0.0015</text:p>
          </table:table-cell>
          <table:table-cell office:value-type="float" office:value="0.00899999989055">
            <text:p>0.00899999989055</text:p>
          </table:table-cell>
          <table:table-cell office:value-type="float" office:value="135133.059786">
            <text:p>135133.059786</text:p>
          </table:table-cell>
          <table:table-cell office:value-type="float" office:value="5046389.85976">
            <text:p>5046389.85976</text:p>
          </table:table-cell>
          <table:table-cell office:value-type="float" office:value="0.112993487406">
            <text:p>0.112993487406</text:p>
          </table:table-cell>
          <table:table-cell office:value-type="float" office:value="-0.348936177216">
            <text:p>-0.3489361772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.5527136788e-15">
            <text:p>3.5527136788e-15</text:p>
          </table:table-cell>
          <table:table-cell office:value-type="float" office:value="1.31681572411e-15">
            <text:p>1.31681572411e-15</text:p>
          </table:table-cell>
          <table:table-cell office:value-type="float" office:value="2.83911881276e-14">
            <text:p>2.83911881276e-14</text:p>
          </table:table-cell>
          <table:table-cell office:value-type="float" office:value="0.0015">
            <text:p>0.0015</text:p>
          </table:table-cell>
          <table:table-cell office:value-type="float" office:value="0.00899999985624">
            <text:p>0.00899999985624</text:p>
          </table:table-cell>
          <table:table-cell office:value-type="float" office:value="0.0015">
            <text:p>0.0015</text:p>
          </table:table-cell>
          <table:table-cell office:value-type="float" office:value="0.00900000009362">
            <text:p>0.00900000009362</text:p>
          </table:table-cell>
          <table:table-cell office:value-type="float" office:value="0">
            <text:p>0</text:p>
          </table:table-cell>
          <table:table-cell office:value-type="float" office:value="1.36597168671e-9">
            <text:p>1.36597168671e-9</text:p>
          </table:table-cell>
          <table:table-cell office:value-type="float" office:value="0.12">
            <text:p>0.12</text:p>
          </table:table-cell>
          <table:table-cell office:value-type="float" office:value="-0.5">
            <text:p>-0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5.1</meta:generator>
  </office:meta>
</office:document-meta>
</file>